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Serif1" svg:font-family="DejaVuSerif"/>
    <style:font-face style:name="DejaVu Sans1" svg:font-family="'DejaVu Sans'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102cm" svg:stroke-color="#000000" draw:marker-start-width="0.248cm" draw:marker-end-width="0.248cm" draw:stroke-linejoin="miter" svg:stroke-linecap="butt" draw:fill="none" fo:padding-top="0.051cm" fo:padding-bottom="0.051cm" fo:padding-left="0.051cm" fo:padding-right="0.05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24.081cm"/>
    </style:style>
    <style:style style:name="gr3" style:family="graphic" style:parent-style-name="standard">
      <style:graphic-properties draw:stroke="solid" svg:stroke-width="0.559cm" svg:stroke-color="#ff0000" draw:marker-start-width="0.93cm" draw:marker-end-width="0.93cm" draw:stroke-linejoin="miter" svg:stroke-linecap="butt" draw:fill="none" fo:padding-top="0.276cm" fo:padding-bottom="0.276cm" fo:padding-left="0.276cm" fo:padding-right="0.276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18.269cm"/>
    </style:style>
    <style:style style:name="gr5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min-height="4.985cm" fo:min-width="29.862cm" fo:padding-top="0.025cm" fo:padding-bottom="0.025cm" fo:padding-left="0.025cm" fo:padding-right="0.025cm"/>
    </style:style>
    <style:style style:name="gr6" style:family="graphic" style:parent-style-name="standard">
      <style:graphic-properties draw:stroke="solid" svg:stroke-width="0.07cm" svg:stroke-color="#000000" draw:stroke-linejoin="miter" svg:stroke-linecap="butt" draw:fill="none" fo:padding-top="0.035cm" fo:padding-bottom="0.035cm" fo:padding-left="0.035cm" fo:padding-right="0.035cm"/>
    </style:style>
    <style:style style:name="gr7" style:family="graphic" style:parent-style-name="standard">
      <style:graphic-properties draw:stroke="solid" svg:stroke-width="0.146cm" svg:stroke-color="#ff0000" draw:stroke-linejoin="miter" svg:stroke-linecap="butt" draw:fill="none" fo:padding-top="0.073cm" fo:padding-bottom="0.073cm" fo:padding-left="0.073cm" fo:padding-right="0.073cm"/>
    </style:style>
    <style:style style:name="gr8" style:family="graphic" style:parent-style-name="standard">
      <style:graphic-properties draw:stroke="solid" svg:stroke-width="0.182cm" svg:stroke-color="#ff0000" draw:stroke-linejoin="miter" svg:stroke-linecap="butt" draw:fill="none" fo:padding-top="0.091cm" fo:padding-bottom="0.091cm" fo:padding-left="0.091cm" fo:padding-right="0.091cm"/>
    </style:style>
    <style:style style:name="gr9" style:family="graphic" style:parent-style-name="standard">
      <style:graphic-properties draw:stroke="solid" svg:stroke-width="0.401cm" svg:stroke-color="#ff0000" draw:stroke-linejoin="miter" svg:stroke-linecap="butt" draw:fill="none" fo:padding-top="0.2cm" fo:padding-bottom="0.2cm" fo:padding-left="0.2cm" fo:padding-right="0.2cm"/>
    </style:style>
    <style:style style:name="gr10" style:family="graphic" style:parent-style-name="standard">
      <style:graphic-properties draw:stroke="solid" svg:stroke-width="0.148cm" svg:stroke-color="#ff0000" draw:stroke-linejoin="miter" svg:stroke-linecap="butt" draw:fill="none" fo:padding-top="0.074cm" fo:padding-bottom="0.074cm" fo:padding-left="0.074cm" fo:padding-right="0.074cm"/>
    </style:style>
    <style:style style:name="gr11" style:family="graphic" style:parent-style-name="standard">
      <style:graphic-properties draw:stroke="solid" svg:stroke-width="0.359cm" svg:stroke-color="#ff0000" draw:stroke-linejoin="miter" svg:stroke-linecap="butt" draw:fill="none" fo:padding-top="0.179cm" fo:padding-bottom="0.179cm" fo:padding-left="0.179cm" fo:padding-right="0.179cm"/>
    </style:style>
    <style:style style:name="gr12" style:family="graphic" style:parent-style-name="standard">
      <style:graphic-properties draw:stroke="solid" svg:stroke-width="0.475cm" svg:stroke-color="#ff0000" draw:stroke-linejoin="miter" svg:stroke-linecap="butt" draw:fill="none" fo:padding-top="0.237cm" fo:padding-bottom="0.237cm" fo:padding-left="0.237cm" fo:padding-right="0.237cm"/>
    </style:style>
    <style:style style:name="gr13" style:family="graphic" style:parent-style-name="standard">
      <style:graphic-properties draw:stroke="solid" svg:stroke-width="0.67cm" svg:stroke-color="#ff0000" draw:stroke-linejoin="miter" svg:stroke-linecap="butt" draw:fill="none" fo:padding-top="0.335cm" fo:padding-bottom="0.335cm" fo:padding-left="0.335cm" fo:padding-right="0.335cm"/>
    </style:style>
    <style:style style:name="gr14" style:family="graphic" style:parent-style-name="standard">
      <style:graphic-properties draw:stroke="solid" svg:stroke-width="0.149cm" svg:stroke-color="#ff0000" draw:stroke-linejoin="miter" svg:stroke-linecap="butt" draw:fill="none" fo:padding-top="0.074cm" fo:padding-bottom="0.074cm" fo:padding-left="0.074cm" fo:padding-right="0.074cm"/>
    </style:style>
    <style:style style:name="gr15" style:family="graphic" style:parent-style-name="standard">
      <style:graphic-properties draw:stroke="solid" svg:stroke-width="0.199cm" svg:stroke-color="#ff0000" draw:stroke-linejoin="miter" svg:stroke-linecap="butt" draw:fill="none" fo:padding-top="0.099cm" fo:padding-bottom="0.099cm" fo:padding-left="0.099cm" fo:padding-right="0.099cm"/>
    </style:style>
    <style:style style:name="gr16" style:family="graphic" style:parent-style-name="standard">
      <style:graphic-properties draw:stroke="solid" svg:stroke-width="0.143cm" svg:stroke-color="#ff0000" draw:stroke-linejoin="miter" svg:stroke-linecap="butt" draw:fill="none" fo:padding-top="0.071cm" fo:padding-bottom="0.071cm" fo:padding-left="0.071cm" fo:padding-right="0.071cm"/>
    </style:style>
    <style:style style:name="gr17" style:family="graphic" style:parent-style-name="standard">
      <style:graphic-properties draw:stroke="solid" svg:stroke-width="0.172cm" svg:stroke-color="#ff0000" draw:stroke-linejoin="miter" svg:stroke-linecap="butt" draw:fill="none" fo:padding-top="0.086cm" fo:padding-bottom="0.086cm" fo:padding-left="0.086cm" fo:padding-right="0.086cm"/>
    </style:style>
    <style:style style:name="gr18" style:family="graphic" style:parent-style-name="standard">
      <style:graphic-properties draw:stroke="solid" svg:stroke-width="0.162cm" svg:stroke-color="#ff0000" draw:stroke-linejoin="miter" svg:stroke-linecap="butt" draw:fill="none" fo:padding-top="0.081cm" fo:padding-bottom="0.081cm" fo:padding-left="0.081cm" fo:padding-right="0.081cm"/>
    </style:style>
    <style:style style:name="gr19" style:family="graphic" style:parent-style-name="standard">
      <style:graphic-properties draw:stroke="solid" svg:stroke-width="0.377cm" svg:stroke-color="#ff0000" draw:stroke-linejoin="miter" svg:stroke-linecap="butt" draw:fill="none" fo:padding-top="0.188cm" fo:padding-bottom="0.188cm" fo:padding-left="0.188cm" fo:padding-right="0.188cm"/>
    </style:style>
    <style:style style:name="gr20" style:family="graphic" style:parent-style-name="standard">
      <style:graphic-properties draw:stroke="solid" svg:stroke-width="0.163cm" svg:stroke-color="#ff0000" draw:stroke-linejoin="miter" svg:stroke-linecap="butt" draw:fill="none" fo:padding-top="0.081cm" fo:padding-bottom="0.081cm" fo:padding-left="0.081cm" fo:padding-right="0.081cm"/>
    </style:style>
    <style:style style:name="gr21" style:family="graphic" style:parent-style-name="standard">
      <style:graphic-properties draw:stroke="solid" svg:stroke-width="0.142cm" svg:stroke-color="#ff0000" draw:stroke-linejoin="miter" svg:stroke-linecap="butt" draw:fill="none" fo:padding-top="0.071cm" fo:padding-bottom="0.071cm" fo:padding-left="0.071cm" fo:padding-right="0.071cm"/>
    </style:style>
    <style:style style:name="gr22" style:family="graphic" style:parent-style-name="standard">
      <style:graphic-properties draw:stroke="solid" svg:stroke-width="0.152cm" svg:stroke-color="#ff0000" draw:stroke-linejoin="miter" svg:stroke-linecap="butt" draw:fill="none" fo:padding-top="0.076cm" fo:padding-bottom="0.076cm" fo:padding-left="0.076cm" fo:padding-right="0.076cm"/>
    </style:style>
    <style:style style:name="gr23" style:family="graphic" style:parent-style-name="standard">
      <style:graphic-properties draw:stroke="solid" svg:stroke-width="0.267cm" svg:stroke-color="#ff0000" draw:stroke-linejoin="miter" svg:stroke-linecap="butt" draw:fill="none" fo:padding-top="0.133cm" fo:padding-bottom="0.133cm" fo:padding-left="0.133cm" fo:padding-right="0.133cm"/>
    </style:style>
    <style:style style:name="gr24" style:family="graphic" style:parent-style-name="standard">
      <style:graphic-properties draw:stroke="solid" svg:stroke-width="0.203cm" svg:stroke-color="#ff0000" draw:stroke-linejoin="miter" svg:stroke-linecap="butt" draw:fill="none" fo:padding-top="0.101cm" fo:padding-bottom="0.101cm" fo:padding-left="0.101cm" fo:padding-right="0.101cm"/>
    </style:style>
    <style:style style:name="gr25" style:family="graphic" style:parent-style-name="standard">
      <style:graphic-properties draw:stroke="solid" svg:stroke-width="0.482cm" svg:stroke-color="#ff0000" draw:stroke-linejoin="miter" svg:stroke-linecap="butt" draw:fill="none" fo:padding-top="0.241cm" fo:padding-bottom="0.241cm" fo:padding-left="0.241cm" fo:padding-right="0.241cm"/>
    </style:style>
    <style:style style:name="gr26" style:family="graphic" style:parent-style-name="standard">
      <style:graphic-properties draw:stroke="solid" svg:stroke-width="0.169cm" svg:stroke-color="#ff0000" draw:stroke-linejoin="miter" svg:stroke-linecap="butt" draw:fill="none" fo:padding-top="0.084cm" fo:padding-bottom="0.084cm" fo:padding-left="0.084cm" fo:padding-right="0.084cm"/>
    </style:style>
    <style:style style:name="gr27" style:family="graphic" style:parent-style-name="standard">
      <style:graphic-properties draw:stroke="solid" svg:stroke-width="0.187cm" svg:stroke-color="#ff0000" draw:stroke-linejoin="miter" svg:stroke-linecap="butt" draw:fill="none" fo:padding-top="0.093cm" fo:padding-bottom="0.093cm" fo:padding-left="0.093cm" fo:padding-right="0.093cm"/>
    </style:style>
    <style:style style:name="gr28" style:family="graphic" style:parent-style-name="standard">
      <style:graphic-properties draw:stroke="solid" svg:stroke-width="0.291cm" svg:stroke-color="#ff0000" draw:stroke-linejoin="miter" svg:stroke-linecap="butt" draw:fill="none" fo:padding-top="0.145cm" fo:padding-bottom="0.145cm" fo:padding-left="0.145cm" fo:padding-right="0.145cm"/>
    </style:style>
    <style:style style:name="gr29" style:family="graphic" style:parent-style-name="standard">
      <style:graphic-properties draw:stroke="solid" svg:stroke-width="0.221cm" svg:stroke-color="#ff0000" draw:stroke-linejoin="miter" svg:stroke-linecap="butt" draw:fill="none" fo:padding-top="0.11cm" fo:padding-bottom="0.11cm" fo:padding-left="0.11cm" fo:padding-right="0.11cm"/>
    </style:style>
    <style:style style:name="gr30" style:family="graphic" style:parent-style-name="standard">
      <style:graphic-properties draw:stroke="solid" svg:stroke-width="0.145cm" svg:stroke-color="#ff0000" draw:stroke-linejoin="miter" svg:stroke-linecap="butt" draw:fill="none" fo:padding-top="0.072cm" fo:padding-bottom="0.072cm" fo:padding-left="0.072cm" fo:padding-right="0.072cm"/>
    </style:style>
    <style:style style:name="gr31" style:family="graphic" style:parent-style-name="standard">
      <style:graphic-properties draw:stroke="solid" svg:stroke-width="0.334cm" svg:stroke-color="#ff0000" draw:stroke-linejoin="miter" svg:stroke-linecap="butt" draw:fill="none" fo:padding-top="0.167cm" fo:padding-bottom="0.167cm" fo:padding-left="0.167cm" fo:padding-right="0.167cm"/>
    </style:style>
    <style:style style:name="gr32" style:family="graphic" style:parent-style-name="standard">
      <style:graphic-properties draw:stroke="solid" svg:stroke-width="0.2cm" svg:stroke-color="#ff0000" draw:stroke-linejoin="miter" svg:stroke-linecap="butt" draw:fill="none" fo:padding-top="0.1cm" fo:padding-bottom="0.1cm" fo:padding-left="0.1cm" fo:padding-right="0.1cm"/>
    </style:style>
    <style:style style:name="gr33" style:family="graphic" style:parent-style-name="standard">
      <style:graphic-properties draw:stroke="solid" svg:stroke-width="0.207cm" svg:stroke-color="#ff0000" draw:stroke-linejoin="miter" svg:stroke-linecap="butt" draw:fill="none" fo:padding-top="0.103cm" fo:padding-bottom="0.103cm" fo:padding-left="0.103cm" fo:padding-right="0.103cm"/>
    </style:style>
    <style:style style:name="gr34" style:family="graphic" style:parent-style-name="standard">
      <style:graphic-properties draw:stroke="solid" svg:stroke-width="0.141cm" svg:stroke-color="#000000" draw:stroke-linejoin="miter" svg:stroke-linecap="butt" draw:fill="solid" draw:fill-color="#ffffff" fo:padding-top="0.07cm" fo:padding-bottom="0.07cm" fo:padding-left="0.07cm" fo:padding-right="0.07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001cm" fo:min-width="0.001cm" fo:padding-top="0cm" fo:padding-bottom="0cm" fo:padding-left="0cm" fo:padding-right="0cm"/>
    </style:style>
    <style:style style:name="P1" style:family="paragraph">
      <loext:graphic-properties draw:fill="none"/>
    </style:style>
    <style:style style:name="P2" style:family="paragraph">
      <loext:graphic-properties draw:fill="none" draw:fill-color="#ffffff"/>
      <style:text-properties style:font-name="Utopia" fo:font-size="48pt" fo:font-weight="normal" style:font-size-asian="48pt" style:font-weight-asian="normal" style:font-size-complex="48pt" style:font-weight-complex="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text-properties fo:font-size="60pt" style:font-size-asian="60pt" style:font-size-complex="60pt"/>
    </style:style>
    <style:style style:name="T1" style:family="text">
      <style:text-properties style:font-name="Utopia" fo:font-size="48pt" fo:font-weight="normal" style:font-size-asian="48pt" style:font-weight-asian="normal" style:font-size-complex="48pt" style:font-weight-complex="normal"/>
    </style:style>
    <style:style style:name="T2" style:family="text">
      <style:text-properties fo:color="#000000" style:font-name="DejaVuSerif1" fo:font-size="60pt" style:font-size-asian="60pt" style:font-name-complex="DejaVuSerif1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_5f_">
        <draw:line draw:style-name="gr1" draw:text-style-name="P1" draw:layer="layout" svg:x1="17.83cm" svg:y1="32.93cm" svg:x2="14.02cm" svg:y2="32.93cm">
          <text:p/>
        </draw:line>
        <draw:frame draw:style-name="gr2" draw:text-style-name="P2" draw:layer="layout" svg:width="24.081cm" svg:height="1.931cm" svg:x="18.292cm" svg:y="32.149cm">
          <draw:text-box>
            <text:p><text:span text:style-name="T1">Detected by Both AP and Client</text:span></text:p>
          </draw:text-box>
        </draw:frame>
        <draw:line draw:style-name="gr3" draw:text-style-name="P1" draw:layer="layout" svg:x1="14.02cm" svg:y1="35.454cm" svg:x2="17.83cm" svg:y2="35.47cm">
          <text:p/>
        </draw:line>
        <draw:frame draw:style-name="gr4" draw:text-style-name="P2" draw:layer="layout" svg:width="18.269cm" svg:height="1.931cm" svg:x="18.292cm" svg:y="34.649cm">
          <draw:text-box>
            <text:p><text:span text:style-name="T1">Detected Only by Client</text:span></text:p>
          </draw:text-box>
        </draw:frame>
        <draw:custom-shape draw:style-name="gr5" draw:text-style-name="P3" draw:layer="layout" svg:width="29.962cm" svg:height="5.085cm" svg:x="13.131cm" svg:y="31.749cm">
          <text:p/>
          <draw:enhanced-geometry svg:viewBox="0 0 21600 21600" draw:type="rectangle" draw:enhanced-path="M 0 0 L 21600 0 21600 21600 0 21600 0 0 Z N"/>
        </draw:custom-shape>
        <draw:line draw:style-name="gr6" draw:text-style-name="P1" draw:layer="layout" svg:x1="2.738cm" svg:y1="8.068cm" svg:x2="2.738cm" svg:y2="37.088cm">
          <text:p/>
        </draw:line>
        <draw:line draw:style-name="gr6" draw:text-style-name="P1" draw:layer="layout" svg:x1="2.738cm" svg:y1="8.068cm" svg:x2="2.738cm" svg:y2="20.505cm">
          <text:p/>
        </draw:line>
        <draw:line draw:style-name="gr6" draw:text-style-name="P1" draw:layer="layout" svg:x1="2.738cm" svg:y1="8.068cm" svg:x2="11.03cm" svg:y2="13.399cm">
          <text:p/>
        </draw:line>
        <draw:line draw:style-name="gr6" draw:text-style-name="P1" draw:layer="layout" svg:x1="2.738cm" svg:y1="8.068cm" svg:x2="11.03cm" svg:y2="29.982cm">
          <text:p/>
        </draw:line>
        <draw:line draw:style-name="gr7" draw:text-style-name="P1" draw:layer="layout" svg:x1="2.738cm" svg:y1="8.068cm" svg:x2="40.05cm" svg:y2="20.506cm">
          <text:p/>
        </draw:line>
        <draw:line draw:style-name="gr8" draw:text-style-name="P1" draw:layer="layout" svg:x1="2.738cm" svg:y1="8.068cm" svg:x2="27.021cm" svg:y2="9.254cm">
          <text:p/>
        </draw:line>
        <draw:line draw:style-name="gr9" draw:text-style-name="P1" draw:layer="layout" svg:x1="2.738cm" svg:y1="8.068cm" svg:x2="34.72cm" svg:y2="13.399cm">
          <text:p/>
        </draw:line>
        <draw:line draw:style-name="gr10" draw:text-style-name="P1" draw:layer="layout" svg:x1="2.738cm" svg:y1="8.068cm" svg:x2="42.419cm" svg:y2="9.254cm">
          <text:p/>
        </draw:line>
        <draw:line draw:style-name="gr11" draw:text-style-name="P1" draw:layer="layout" svg:x1="2.738cm" svg:y1="8.068cm" svg:x2="24.06cm" svg:y2="13.399cm">
          <text:p/>
        </draw:line>
        <draw:line draw:style-name="gr12" draw:text-style-name="P1" draw:layer="layout" svg:x1="2.738cm" svg:y1="8.068cm" svg:x2="17.545cm" svg:y2="20.506cm">
          <text:p/>
        </draw:line>
        <draw:line draw:style-name="gr13" draw:text-style-name="P1" draw:layer="layout" svg:x1="2.738cm" svg:y1="8.068cm" svg:x2="18.73cm" svg:y2="9.254cm">
          <text:p/>
        </draw:line>
        <draw:line draw:style-name="gr14" draw:text-style-name="P1" draw:layer="layout" svg:x1="2.738cm" svg:y1="8.068cm" svg:x2="30.575cm" svg:y2="20.506cm">
          <text:p/>
        </draw:line>
        <draw:line draw:style-name="gr6" draw:text-style-name="P1" draw:layer="layout" svg:x1="2.738cm" svg:y1="20.505cm" svg:x2="40.049cm" svg:y2="20.505cm">
          <text:p/>
        </draw:line>
        <draw:line draw:style-name="gr6" draw:text-style-name="P1" draw:layer="layout" svg:x1="2.738cm" svg:y1="20.505cm" svg:x2="2.738cm" svg:y2="37.088cm">
          <text:p/>
        </draw:line>
        <draw:line draw:style-name="gr6" draw:text-style-name="P1" draw:layer="layout" svg:x1="2.738cm" svg:y1="20.505cm" svg:x2="11.03cm" svg:y2="29.982cm">
          <text:p/>
        </draw:line>
        <draw:line draw:style-name="gr6" draw:text-style-name="P1" draw:layer="layout" svg:x1="2.738cm" svg:y1="20.506cm" svg:x2="11.03cm" svg:y2="13.398cm">
          <text:p/>
        </draw:line>
        <draw:line draw:style-name="gr6" draw:text-style-name="P1" draw:layer="layout" svg:x1="2.738cm" svg:y1="20.505cm" svg:x2="17.544cm" svg:y2="20.505cm">
          <text:p/>
        </draw:line>
        <draw:line draw:style-name="gr15" draw:text-style-name="P1" draw:layer="layout" svg:x1="2.738cm" svg:y1="20.506cm" svg:x2="34.72cm" svg:y2="13.398cm">
          <text:p/>
        </draw:line>
        <draw:line draw:style-name="gr16" draw:text-style-name="P1" draw:layer="layout" svg:x1="2.738cm" svg:y1="20.506cm" svg:x2="27.021cm" svg:y2="9.253cm">
          <text:p/>
        </draw:line>
        <draw:line draw:style-name="gr10" draw:text-style-name="P1" draw:layer="layout" svg:x1="2.738cm" svg:y1="20.505cm" svg:x2="30.574cm" svg:y2="20.505cm">
          <text:p/>
        </draw:line>
        <draw:line draw:style-name="gr17" draw:text-style-name="P1" draw:layer="layout" svg:x1="2.738cm" svg:y1="20.506cm" svg:x2="18.73cm" svg:y2="9.253cm">
          <text:p/>
        </draw:line>
        <draw:line draw:style-name="gr18" draw:text-style-name="P1" draw:layer="layout" svg:x1="2.738cm" svg:y1="20.506cm" svg:x2="24.06cm" svg:y2="13.398cm">
          <text:p/>
        </draw:line>
        <draw:line draw:style-name="gr6" draw:text-style-name="P1" draw:layer="layout" svg:x1="2.738cm" svg:y1="27.612cm" svg:x2="11.03cm" svg:y2="29.982cm">
          <text:p/>
        </draw:line>
        <draw:line draw:style-name="gr6" draw:text-style-name="P1" draw:layer="layout" svg:x1="2.738cm" svg:y1="27.613cm" svg:x2="11.03cm" svg:y2="13.398cm">
          <text:p/>
        </draw:line>
        <draw:line draw:style-name="gr6" draw:text-style-name="P1" draw:layer="layout" svg:x1="2.738cm" svg:y1="27.612cm" svg:x2="2.738cm" svg:y2="20.505cm">
          <text:p/>
        </draw:line>
        <draw:line draw:style-name="gr6" draw:text-style-name="P1" draw:layer="layout" svg:x1="2.738cm" svg:y1="27.612cm" svg:x2="2.738cm" svg:y2="37.088cm">
          <text:p/>
        </draw:line>
        <draw:line draw:style-name="gr6" draw:text-style-name="P1" draw:layer="layout" svg:x1="2.738cm" svg:y1="27.612cm" svg:x2="2.738cm" svg:y2="8.068cm">
          <text:p/>
        </draw:line>
        <draw:line draw:style-name="gr7" draw:text-style-name="P1" draw:layer="layout" svg:x1="2.738cm" svg:y1="27.613cm" svg:x2="24.06cm" svg:y2="13.398cm">
          <text:p/>
        </draw:line>
        <draw:line draw:style-name="gr19" draw:text-style-name="P1" draw:layer="layout" svg:x1="2.738cm" svg:y1="27.613cm" svg:x2="17.545cm" svg:y2="20.505cm">
          <text:p/>
        </draw:line>
        <draw:line draw:style-name="gr20" draw:text-style-name="P1" draw:layer="layout" svg:x1="2.738cm" svg:y1="27.613cm" svg:x2="18.73cm" svg:y2="9.253cm">
          <text:p/>
        </draw:line>
        <draw:line draw:style-name="gr21" draw:text-style-name="P1" draw:layer="layout" svg:x1="2.738cm" svg:y1="27.613cm" svg:x2="40.05cm" svg:y2="20.505cm">
          <text:p/>
        </draw:line>
        <draw:line draw:style-name="gr22" draw:text-style-name="P1" draw:layer="layout" svg:x1="2.738cm" svg:y1="27.613cm" svg:x2="34.72cm" svg:y2="13.398cm">
          <text:p/>
        </draw:line>
        <draw:line draw:style-name="gr21" draw:text-style-name="P1" draw:layer="layout" svg:x1="2.738cm" svg:y1="27.613cm" svg:x2="30.575cm" svg:y2="20.505cm">
          <text:p/>
        </draw:line>
        <draw:line draw:style-name="gr6" draw:text-style-name="P1" draw:layer="layout" svg:x1="11.029cm" svg:y1="13.399cm" svg:x2="27.021cm" svg:y2="9.253cm">
          <text:p/>
        </draw:line>
        <draw:line draw:style-name="gr23" draw:text-style-name="P1" draw:layer="layout" svg:x1="11.03cm" svg:y1="13.398cm" svg:x2="2.738cm" svg:y2="37.089cm">
          <text:p/>
        </draw:line>
        <draw:line draw:style-name="gr6" draw:text-style-name="P1" draw:layer="layout" svg:x1="11.029cm" svg:y1="29.981cm" svg:x2="11.029cm" svg:y2="13.398cm">
          <text:p/>
        </draw:line>
        <draw:line draw:style-name="gr6" draw:text-style-name="P1" draw:layer="layout" svg:x1="11.03cm" svg:y1="29.981cm" svg:x2="2.738cm" svg:y2="37.089cm">
          <text:p/>
        </draw:line>
        <draw:line draw:style-name="gr24" draw:text-style-name="P1" draw:layer="layout" svg:x1="11.029cm" svg:y1="29.982cm" svg:x2="40.05cm" svg:y2="20.505cm">
          <text:p/>
        </draw:line>
        <draw:line draw:style-name="gr25" draw:text-style-name="P1" draw:layer="layout" svg:x1="11.029cm" svg:y1="29.982cm" svg:x2="18.73cm" svg:y2="9.253cm">
          <text:p/>
        </draw:line>
        <draw:line draw:style-name="gr26" draw:text-style-name="P1" draw:layer="layout" svg:x1="11.029cm" svg:y1="29.982cm" svg:x2="27.021cm" svg:y2="9.253cm">
          <text:p/>
        </draw:line>
        <draw:line draw:style-name="gr6" draw:text-style-name="P1" draw:layer="layout" svg:x1="17.544cm" svg:y1="20.506cm" svg:x2="27.021cm" svg:y2="9.253cm">
          <text:p/>
        </draw:line>
        <draw:line draw:style-name="gr6" draw:text-style-name="P1" draw:layer="layout" svg:x1="17.544cm" svg:y1="20.505cm" svg:x2="40.049cm" svg:y2="20.505cm">
          <text:p/>
        </draw:line>
        <draw:line draw:style-name="gr6" draw:text-style-name="P1" draw:layer="layout" svg:x1="17.544cm" svg:y1="20.506cm" svg:x2="18.73cm" svg:y2="9.253cm">
          <text:p/>
        </draw:line>
        <draw:line draw:style-name="gr6" draw:text-style-name="P1" draw:layer="layout" svg:x1="17.545cm" svg:y1="20.505cm" svg:x2="11.029cm" svg:y2="29.982cm">
          <text:p/>
        </draw:line>
        <draw:line draw:style-name="gr6" draw:text-style-name="P1" draw:layer="layout" svg:x1="17.545cm" svg:y1="20.506cm" svg:x2="11.029cm" svg:y2="13.398cm">
          <text:p/>
        </draw:line>
        <draw:line draw:style-name="gr17" draw:text-style-name="P1" draw:layer="layout" svg:x1="17.545cm" svg:y1="20.505cm" svg:x2="2.738cm" svg:y2="37.089cm">
          <text:p/>
        </draw:line>
        <draw:line draw:style-name="gr6" draw:text-style-name="P1" draw:layer="layout" svg:x1="18.73cm" svg:y1="9.253cm" svg:x2="11.029cm" svg:y2="13.399cm">
          <text:p/>
        </draw:line>
        <draw:line draw:style-name="gr6" draw:text-style-name="P1" draw:layer="layout" svg:x1="18.729cm" svg:y1="9.253cm" svg:x2="27.02cm" svg:y2="9.253cm">
          <text:p/>
        </draw:line>
        <draw:line draw:style-name="gr16" draw:text-style-name="P1" draw:layer="layout" svg:x1="18.73cm" svg:y1="9.253cm" svg:x2="2.738cm" svg:y2="37.089cm">
          <text:p/>
        </draw:line>
        <draw:line draw:style-name="gr27" draw:text-style-name="P1" draw:layer="layout" svg:x1="18.729cm" svg:y1="9.253cm" svg:x2="40.05cm" svg:y2="20.506cm">
          <text:p/>
        </draw:line>
        <draw:line draw:style-name="gr6" draw:text-style-name="P1" draw:layer="layout" svg:x1="24.06cm" svg:y1="13.399cm" svg:x2="18.729cm" svg:y2="9.253cm">
          <text:p/>
        </draw:line>
        <draw:line draw:style-name="gr6" draw:text-style-name="P1" draw:layer="layout" svg:x1="24.06cm" svg:y1="13.398cm" svg:x2="17.544cm" svg:y2="20.506cm">
          <text:p/>
        </draw:line>
        <draw:line draw:style-name="gr6" draw:text-style-name="P1" draw:layer="layout" svg:x1="24.059cm" svg:y1="13.398cm" svg:x2="11.029cm" svg:y2="13.398cm">
          <text:p/>
        </draw:line>
        <draw:line draw:style-name="gr6" draw:text-style-name="P1" draw:layer="layout" svg:x1="24.059cm" svg:y1="13.398cm" svg:x2="40.05cm" svg:y2="20.506cm">
          <text:p/>
        </draw:line>
        <draw:line draw:style-name="gr6" draw:text-style-name="P1" draw:layer="layout" svg:x1="24.059cm" svg:y1="13.399cm" svg:x2="27.021cm" svg:y2="9.253cm">
          <text:p/>
        </draw:line>
        <draw:line draw:style-name="gr16" draw:text-style-name="P1" draw:layer="layout" svg:x1="24.06cm" svg:y1="13.398cm" svg:x2="2.738cm" svg:y2="37.089cm">
          <text:p/>
        </draw:line>
        <draw:line draw:style-name="gr28" draw:text-style-name="P1" draw:layer="layout" svg:x1="24.06cm" svg:y1="13.398cm" svg:x2="11.029cm" svg:y2="29.982cm">
          <text:p/>
        </draw:line>
        <draw:line draw:style-name="gr6" draw:text-style-name="P1" draw:layer="layout" svg:x1="30.574cm" svg:y1="20.505cm" svg:x2="17.544cm" svg:y2="20.505cm">
          <text:p/>
        </draw:line>
        <draw:line draw:style-name="gr6" draw:text-style-name="P1" draw:layer="layout" svg:x1="30.575cm" svg:y1="20.506cm" svg:x2="24.059cm" svg:y2="13.398cm">
          <text:p/>
        </draw:line>
        <draw:line draw:style-name="gr6" draw:text-style-name="P1" draw:layer="layout" svg:x1="30.574cm" svg:y1="20.506cm" svg:x2="42.419cm" svg:y2="9.253cm">
          <text:p/>
        </draw:line>
        <draw:line draw:style-name="gr6" draw:text-style-name="P1" draw:layer="layout" svg:x1="30.574cm" svg:y1="20.505cm" svg:x2="40.049cm" svg:y2="20.505cm">
          <text:p/>
        </draw:line>
        <draw:line draw:style-name="gr6" draw:text-style-name="P1" draw:layer="layout" svg:x1="30.575cm" svg:y1="20.506cm" svg:x2="11.029cm" svg:y2="13.398cm">
          <text:p/>
        </draw:line>
        <draw:line draw:style-name="gr6" draw:text-style-name="P1" draw:layer="layout" svg:x1="30.575cm" svg:y1="20.506cm" svg:x2="18.729cm" svg:y2="9.253cm">
          <text:p/>
        </draw:line>
        <draw:line draw:style-name="gr6" draw:text-style-name="P1" draw:layer="layout" svg:x1="30.575cm" svg:y1="20.506cm" svg:x2="27.02cm" svg:y2="9.253cm">
          <text:p/>
        </draw:line>
        <draw:line draw:style-name="gr29" draw:text-style-name="P1" draw:layer="layout" svg:x1="30.575cm" svg:y1="20.505cm" svg:x2="11.029cm" svg:y2="29.982cm">
          <text:p/>
        </draw:line>
        <draw:line draw:style-name="gr30" draw:text-style-name="P1" draw:layer="layout" svg:x1="30.575cm" svg:y1="20.505cm" svg:x2="2.738cm" svg:y2="37.089cm">
          <text:p/>
        </draw:line>
        <draw:line draw:style-name="gr6" draw:text-style-name="P1" draw:layer="layout" svg:x1="34.72cm" svg:y1="13.398cm" svg:x2="17.544cm" svg:y2="20.506cm">
          <text:p/>
        </draw:line>
        <draw:line draw:style-name="gr6" draw:text-style-name="P1" draw:layer="layout" svg:x1="34.719cm" svg:y1="13.398cm" svg:x2="11.029cm" svg:y2="13.398cm">
          <text:p/>
        </draw:line>
        <draw:line draw:style-name="gr6" draw:text-style-name="P1" draw:layer="layout" svg:x1="34.719cm" svg:y1="13.398cm" svg:x2="24.059cm" svg:y2="13.398cm">
          <text:p/>
        </draw:line>
        <draw:line draw:style-name="gr6" draw:text-style-name="P1" draw:layer="layout" svg:x1="34.719cm" svg:y1="13.399cm" svg:x2="42.419cm" svg:y2="9.253cm">
          <text:p/>
        </draw:line>
        <draw:line draw:style-name="gr6" draw:text-style-name="P1" draw:layer="layout" svg:x1="34.72cm" svg:y1="13.398cm" svg:x2="30.574cm" svg:y2="20.506cm">
          <text:p/>
        </draw:line>
        <draw:line draw:style-name="gr6" draw:text-style-name="P1" draw:layer="layout" svg:x1="34.72cm" svg:y1="13.399cm" svg:x2="18.729cm" svg:y2="9.253cm">
          <text:p/>
        </draw:line>
        <draw:line draw:style-name="gr6" draw:text-style-name="P1" draw:layer="layout" svg:x1="34.719cm" svg:y1="13.398cm" svg:x2="40.05cm" svg:y2="20.506cm">
          <text:p/>
        </draw:line>
        <draw:line draw:style-name="gr6" draw:text-style-name="P1" draw:layer="layout" svg:x1="34.72cm" svg:y1="13.399cm" svg:x2="27.02cm" svg:y2="9.253cm">
          <text:p/>
        </draw:line>
        <draw:line draw:style-name="gr21" draw:text-style-name="P1" draw:layer="layout" svg:x1="34.72cm" svg:y1="13.398cm" svg:x2="2.738cm" svg:y2="37.089cm">
          <text:p/>
        </draw:line>
        <draw:line draw:style-name="gr31" draw:text-style-name="P1" draw:layer="layout" svg:x1="34.72cm" svg:y1="13.398cm" svg:x2="11.029cm" svg:y2="29.982cm">
          <text:p/>
        </draw:line>
        <draw:line draw:style-name="gr6" draw:text-style-name="P1" draw:layer="layout" svg:x1="40.05cm" svg:y1="20.506cm" svg:x2="27.02cm" svg:y2="9.253cm">
          <text:p/>
        </draw:line>
        <draw:line draw:style-name="gr32" draw:text-style-name="P1" draw:layer="layout" svg:x1="40.05cm" svg:y1="20.506cm" svg:x2="11.029cm" svg:y2="13.398cm">
          <text:p/>
        </draw:line>
        <draw:line draw:style-name="gr6" draw:text-style-name="P1" draw:layer="layout" svg:x1="42.418cm" svg:y1="9.253cm" svg:x2="18.729cm" svg:y2="9.253cm">
          <text:p/>
        </draw:line>
        <draw:line draw:style-name="gr6" draw:text-style-name="P1" draw:layer="layout" svg:x1="42.418cm" svg:y1="9.253cm" svg:x2="27.02cm" svg:y2="9.253cm">
          <text:p/>
        </draw:line>
        <draw:line draw:style-name="gr6" draw:text-style-name="P1" draw:layer="layout" svg:x1="42.419cm" svg:y1="9.253cm" svg:x2="40.049cm" svg:y2="20.506cm">
          <text:p/>
        </draw:line>
        <draw:line draw:style-name="gr6" draw:text-style-name="P1" draw:layer="layout" svg:x1="42.419cm" svg:y1="9.253cm" svg:x2="24.059cm" svg:y2="13.399cm">
          <text:p/>
        </draw:line>
        <draw:line draw:style-name="gr21" draw:text-style-name="P1" draw:layer="layout" svg:x1="42.419cm" svg:y1="9.253cm" svg:x2="11.029cm" svg:y2="29.982cm">
          <text:p/>
        </draw:line>
        <draw:line draw:style-name="gr20" draw:text-style-name="P1" draw:layer="layout" svg:x1="42.419cm" svg:y1="9.253cm" svg:x2="17.544cm" svg:y2="20.506cm">
          <text:p/>
        </draw:line>
        <draw:line draw:style-name="gr33" draw:text-style-name="P1" draw:layer="layout" svg:x1="42.419cm" svg:y1="9.253cm" svg:x2="11.029cm" svg:y2="13.399cm">
          <text:p/>
        </draw:line>
        <draw:path draw:style-name="gr34" draw:text-style-name="P4" draw:layer="layout" svg:width="2.822cm" svg:height="2.822cm" svg:x="1.327cm" svg:y="6.657cm" svg:viewBox="0 0 2823 2823" svg:d="M2823 1412c0 780-632 1411-1411 1411s-1412-631-1412-1411c0-779 633-1412 1412-1412s1411 633 1411 1412z">
          <text:p/>
        </draw:path>
        <draw:path draw:style-name="gr34" draw:text-style-name="P4" draw:layer="layout" svg:width="2.822cm" svg:height="2.823cm" svg:x="1.327cm" svg:y="19.094cm" svg:viewBox="0 0 2823 2824" svg:d="M2823 1411c0 781-632 1413-1411 1413s-1412-632-1412-1413c0-779 633-1411 1412-1411s1411 632 1411 1411z">
          <text:p/>
        </draw:path>
        <draw:frame draw:style-name="gr35" draw:text-style-name="P6" draw:layer="layout" svg:width="1.348cm" svg:height="2.47cm" svg:x="2.065cm" svg:y="6.902cm">
          <draw:text-box>
            <text:p text:style-name="P5"><text:span text:style-name="T2">0</text:span></text:p>
          </draw:text-box>
        </draw:frame>
        <draw:path draw:style-name="gr34" draw:text-style-name="P4" draw:layer="layout" svg:width="2.822cm" svg:height="2.822cm" svg:x="1.327cm" svg:y="26.201cm" svg:viewBox="0 0 2823 2823" svg:d="M2823 1412c0 780-632 1411-1411 1411s-1412-631-1412-1411c0-779 633-1412 1412-1412s1411 633 1411 1412z">
          <text:p/>
        </draw:path>
        <draw:frame draw:style-name="gr35" draw:text-style-name="P6" draw:layer="layout" svg:width="1.348cm" svg:height="2.47cm" svg:x="2.086cm" svg:y="19.325cm">
          <draw:text-box>
            <text:p text:style-name="P5"><text:span text:style-name="T2">1</text:span></text:p>
          </draw:text-box>
        </draw:frame>
        <draw:path draw:style-name="gr34" draw:text-style-name="P4" draw:layer="layout" svg:width="2.822cm" svg:height="2.822cm" svg:x="1.327cm" svg:y="35.677cm" svg:viewBox="0 0 2823 2823" svg:d="M2823 1411c0 780-632 1412-1411 1412s-1412-632-1412-1412c0-779 633-1411 1412-1411s1411 632 1411 1411z">
          <text:p/>
        </draw:path>
        <draw:frame draw:style-name="gr35" draw:text-style-name="P6" draw:layer="layout" svg:width="1.348cm" svg:height="2.47cm" svg:x="2.097cm" svg:y="26.431cm">
          <draw:text-box>
            <text:p text:style-name="P5"><text:span text:style-name="T2">2</text:span></text:p>
          </draw:text-box>
        </draw:frame>
        <draw:path draw:style-name="gr34" draw:text-style-name="P4" draw:layer="layout" svg:width="2.823cm" svg:height="2.823cm" svg:x="9.618cm" svg:y="11.987cm" svg:viewBox="0 0 2824 2824" svg:d="M2824 1412c0 780-632 1412-1412 1412-779 0-1412-632-1412-1412s633-1412 1412-1412c780 0 1412 632 1412 1412z">
          <text:p/>
        </draw:path>
        <draw:frame draw:style-name="gr35" draw:text-style-name="P6" draw:layer="layout" svg:width="1.348cm" svg:height="2.47cm" svg:x="2.063cm" svg:y="35.922cm">
          <draw:text-box>
            <text:p text:style-name="P5"><text:span text:style-name="T2">3</text:span></text:p>
          </draw:text-box>
        </draw:frame>
        <draw:path draw:style-name="gr34" draw:text-style-name="P4" draw:layer="layout" svg:width="2.823cm" svg:height="2.823cm" svg:x="9.618cm" svg:y="28.57cm" svg:viewBox="0 0 2824 2824" svg:d="M2824 1412c0 780-632 1412-1412 1412-779 0-1412-632-1412-1412s633-1412 1412-1412c780 0 1412 632 1412 1412z">
          <text:p/>
        </draw:path>
        <draw:frame draw:style-name="gr35" draw:text-style-name="P6" draw:layer="layout" svg:width="1.348cm" svg:height="2.47cm" svg:x="10.377cm" svg:y="12.218cm">
          <draw:text-box>
            <text:p text:style-name="P5"><text:span text:style-name="T2">4</text:span></text:p>
          </draw:text-box>
        </draw:frame>
        <draw:path draw:style-name="gr34" draw:text-style-name="P4" draw:layer="layout" svg:width="2.822cm" svg:height="2.823cm" svg:x="16.133cm" svg:y="19.094cm" svg:viewBox="0 0 2823 2824" svg:d="M2823 1411c0 781-632 1413-1412 1413-779 0-1411-632-1411-1413 0-779 632-1411 1411-1411 780 0 1412 632 1412 1411z">
          <text:p/>
        </draw:path>
        <draw:frame draw:style-name="gr35" draw:text-style-name="P6" draw:layer="layout" svg:width="1.348cm" svg:height="2.47cm" svg:x="10.348cm" svg:y="28.801cm">
          <draw:text-box>
            <text:p text:style-name="P5"><text:span text:style-name="T2">5</text:span></text:p>
          </draw:text-box>
        </draw:frame>
        <draw:path draw:style-name="gr34" draw:text-style-name="P4" draw:layer="layout" svg:width="2.822cm" svg:height="2.822cm" svg:x="17.318cm" svg:y="7.842cm" svg:viewBox="0 0 2823 2823" svg:d="M2823 1411c0 780-632 1412-1411 1412-781 0-1412-632-1412-1412s631-1411 1412-1411c779 0 1411 631 1411 1411z">
          <text:p/>
        </draw:path>
        <draw:frame draw:style-name="gr35" draw:text-style-name="P6" draw:layer="layout" svg:width="1.348cm" svg:height="2.47cm" svg:x="16.867cm" svg:y="19.339cm">
          <draw:text-box>
            <text:p text:style-name="P5"><text:span text:style-name="T2">6</text:span></text:p>
          </draw:text-box>
        </draw:frame>
        <draw:path draw:style-name="gr34" draw:text-style-name="P4" draw:layer="layout" svg:width="2.822cm" svg:height="2.823cm" svg:x="22.648cm" svg:y="11.987cm" svg:viewBox="0 0 2823 2824" svg:d="M2823 1412c0 780-632 1412-1411 1412-780 0-1412-632-1412-1412s632-1412 1412-1412c779 0 1411 632 1411 1412z">
          <text:p/>
        </draw:path>
        <draw:frame draw:style-name="gr35" draw:text-style-name="P6" draw:layer="layout" svg:width="1.348cm" svg:height="2.47cm" svg:x="18.043cm" svg:y="8.058cm">
          <draw:text-box>
            <text:p text:style-name="P5"><text:span text:style-name="T2">7</text:span></text:p>
          </draw:text-box>
        </draw:frame>
        <draw:path draw:style-name="gr34" draw:text-style-name="P4" draw:layer="layout" svg:width="2.822cm" svg:height="2.822cm" svg:x="25.609cm" svg:y="7.842cm" svg:viewBox="0 0 2823 2823" svg:d="M2823 1411c0 780-632 1412-1411 1412-780 0-1412-632-1412-1412s632-1411 1412-1411c779 0 1411 631 1411 1411z">
          <text:p/>
        </draw:path>
        <draw:frame draw:style-name="gr35" draw:text-style-name="P6" draw:layer="layout" svg:width="1.348cm" svg:height="2.47cm" svg:x="23.386cm" svg:y="12.232cm">
          <draw:text-box>
            <text:p text:style-name="P5"><text:span text:style-name="T2">8</text:span></text:p>
          </draw:text-box>
        </draw:frame>
        <draw:path draw:style-name="gr34" draw:text-style-name="P4" draw:layer="layout" svg:width="3.211cm" svg:height="3.212cm" svg:x="28.968cm" svg:y="18.899cm" svg:viewBox="0 0 3212 3213" svg:d="M3212 1606c0 888-718 1607-1605 1607-888 0-1607-719-1607-1607 0-886 719-1606 1607-1606 887 0 1605 720 1605 1606z">
          <text:p/>
        </draw:path>
        <draw:frame draw:style-name="gr35" draw:text-style-name="P6" draw:layer="layout" svg:width="1.348cm" svg:height="2.47cm" svg:x="26.351cm" svg:y="8.087cm">
          <draw:text-box>
            <text:p text:style-name="P5"><text:span text:style-name="T2">9</text:span></text:p>
          </draw:text-box>
        </draw:frame>
        <draw:path draw:style-name="gr34" draw:text-style-name="P4" draw:layer="layout" svg:width="2.988cm" svg:height="2.989cm" svg:x="33.225cm" svg:y="11.904cm" svg:viewBox="0 0 2989 2990" svg:d="M2989 1494c0 827-668 1496-1494 1496s-1495-669-1495-1496c0-825 669-1494 1495-1494s1494 669 1494 1494z">
          <text:p/>
        </draw:path>
        <draw:frame draw:style-name="gr35" draw:text-style-name="P6" draw:layer="layout" svg:width="2.694cm" svg:height="2.47cm" svg:x="29.168cm" svg:y="19.339cm">
          <draw:text-box>
            <text:p text:style-name="P5"><text:span text:style-name="T2">10</text:span></text:p>
          </draw:text-box>
        </draw:frame>
        <draw:path draw:style-name="gr34" draw:text-style-name="P4" draw:layer="layout" svg:width="3.117cm" svg:height="3.117cm" svg:x="38.491cm" svg:y="18.947cm" svg:viewBox="0 0 3118 3118" svg:d="M3118 1559c0 861-698 1559-1559 1559-860 0-1559-698-1559-1559 0-862 699-1559 1559-1559 861 0 1559 697 1559 1559z">
          <text:p/>
        </draw:path>
        <draw:frame draw:style-name="gr35" draw:text-style-name="P6" draw:layer="layout" svg:width="2.694cm" svg:height="2.47cm" svg:x="33.394cm" svg:y="12.218cm">
          <draw:text-box>
            <text:p text:style-name="P5"><text:span text:style-name="T2">11</text:span></text:p>
          </draw:text-box>
        </draw:frame>
        <draw:path draw:style-name="gr34" draw:text-style-name="P4" draw:layer="layout" svg:width="3.189cm" svg:height="3.189cm" svg:x="40.824cm" svg:y="7.658cm" svg:viewBox="0 0 3190 3190" svg:d="M3190 1596c0 880-714 1594-1596 1594-880 0-1594-714-1594-1594 0-881 714-1596 1594-1596 882 0 1596 715 1596 1596z">
          <text:p/>
        </draw:path>
        <draw:frame draw:style-name="gr35" draw:text-style-name="P6" draw:layer="layout" svg:width="2.694cm" svg:height="2.47cm" svg:x="38.678cm" svg:y="19.325cm">
          <draw:text-box>
            <text:p text:style-name="P5"><text:span text:style-name="T2">12</text:span></text:p>
          </draw:text-box>
        </draw:frame>
        <draw:frame draw:style-name="gr35" draw:text-style-name="P6" draw:layer="layout" svg:width="2.694cm" svg:height="2.47cm" svg:x="41.021cm" svg:y="8.087cm">
          <draw:text-box>
            <text:p text:style-name="P5"><text:span text:style-name="T2">1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Serif1" svg:font-family="DejaVuSerif"/>
    <style:font-face style:name="DejaVu Sans1" svg:font-family="'DejaVu Sans'" style:font-pitch="variable"/>
    <style:font-face style:name="DejaVuSerif" svg:font-family="DejaVuSerif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Utopia" svg:font-family="Utopia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7cm" fo:margin-bottom="1cm" fo:margin-left="1.3cm" fo:margin-right="1cm" fo:page-width="45.155cm" fo:page-height="45.15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  <style:master-page style:name="master-page3_5f_" style:display-name="master-page3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5-05-06T16:45:08.630563674</dc:date>
    <meta:editing-duration>P2DT3H26M56S</meta:editing-duration>
    <meta:editing-cycles>16</meta:editing-cycles>
    <meta:generator>LibreOffice/4.4.0.3$Linux_X86_64 LibreOffice_project/40m0$Build-3</meta:generator>
    <meta:document-statistic meta:object-count="118"/>
  </office:meta>
</office:document-meta>
</file>